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acca"/>
    </style:style>
    <style:style style:name="P2" style:family="paragraph" style:parent-style-name="Text_20_body">
      <style:text-properties officeooo:rsid="001eea13" officeooo:paragraph-rsid="001eea13"/>
    </style:style>
    <style:style style:name="P3" style:family="paragraph" style:parent-style-name="Text_20_body">
      <style:text-properties officeooo:paragraph-rsid="001eea13"/>
    </style:style>
    <style:style style:name="P4" style:family="paragraph" style:parent-style-name="Text_20_body">
      <style:text-properties officeooo:rsid="0020c4aa" officeooo:paragraph-rsid="0020c4aa"/>
    </style:style>
    <style:style style:name="P5" style:family="paragraph" style:parent-style-name="Text_20_body">
      <style:text-properties officeooo:paragraph-rsid="00216f53"/>
    </style:style>
    <style:style style:name="P6" style:family="paragraph" style:parent-style-name="Heading_20_1">
      <style:paragraph-properties fo:break-before="page"/>
      <style:text-properties officeooo:rsid="001dacca" officeooo:paragraph-rsid="00279462"/>
    </style:style>
    <style:style style:name="P7" style:family="paragraph" style:parent-style-name="Heading_20_1">
      <style:paragraph-properties fo:break-before="page"/>
      <style:text-properties officeooo:rsid="001eea13" officeooo:paragraph-rsid="00279462"/>
    </style:style>
    <style:style style:name="P8" style:family="paragraph" style:parent-style-name="Heading_20_1">
      <style:paragraph-properties fo:break-before="page"/>
      <style:text-properties officeooo:rsid="0020c4aa" officeooo:paragraph-rsid="00279462"/>
    </style:style>
    <style:style style:name="P9" style:family="paragraph" style:parent-style-name="Heading_20_1">
      <style:paragraph-properties fo:break-before="page"/>
      <style:text-properties officeooo:rsid="0022c169" officeooo:paragraph-rsid="00279462"/>
    </style:style>
    <style:style style:name="P10" style:family="paragraph" style:parent-style-name="Heading_20_1">
      <style:paragraph-properties fo:break-before="page"/>
      <style:text-properties officeooo:paragraph-rsid="00279462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1dacca"/>
    </style:style>
    <style:style style:name="P13" style:family="paragraph" style:parent-style-name="Text_20_body" style:list-style-name="L1">
      <style:text-properties officeooo:paragraph-rsid="0020c4aa"/>
    </style:style>
    <style:style style:name="P14" style:family="paragraph" style:parent-style-name="Text_20_body" style:list-style-name="L1">
      <style:text-properties officeooo:rsid="00247725" officeooo:paragraph-rsid="00247725"/>
    </style:style>
    <style:style style:name="P15" style:family="paragraph" style:parent-style-name="Text_20_body" style:list-style-name="L1">
      <style:text-properties officeooo:rsid="001dacca" officeooo:paragraph-rsid="001dacca"/>
    </style:style>
    <style:style style:name="P16" style:family="paragraph" style:parent-style-name="Text_20_body" style:list-style-name="L1">
      <style:text-properties officeooo:rsid="001eea13" officeooo:paragraph-rsid="001eea13"/>
    </style:style>
    <style:style style:name="P17" style:family="paragraph" style:parent-style-name="Text_20_body" style:list-style-name="L1">
      <style:text-properties officeooo:rsid="0020c4aa" officeooo:paragraph-rsid="0020c4aa"/>
    </style:style>
    <style:style style:name="P18" style:family="paragraph" style:parent-style-name="Text_20_body" style:list-style-name="L1">
      <style:text-properties officeooo:rsid="0024207f" officeooo:paragraph-rsid="0024207f"/>
    </style:style>
    <style:style style:name="P19" style:family="paragraph" style:parent-style-name="Text_20_body" style:list-style-name="L1">
      <style:text-properties officeooo:rsid="00216f53" officeooo:paragraph-rsid="00216f53"/>
    </style:style>
    <style:style style:name="P20" style:family="paragraph" style:parent-style-name="Text_20_body" style:list-style-name="L1">
      <style:text-properties officeooo:rsid="0022c169" officeooo:paragraph-rsid="0022c169"/>
    </style:style>
    <style:style style:name="P21" style:family="paragraph" style:parent-style-name="Text_20_body" style:list-style-name="L1">
      <style:text-properties officeooo:rsid="002751fc" officeooo:paragraph-rsid="002751fc"/>
    </style:style>
    <style:style style:name="P22" style:family="paragraph" style:parent-style-name="Text_20_body" style:list-style-name="L1">
      <style:text-properties officeooo:rsid="00279462" officeooo:paragraph-rsid="00279462"/>
    </style:style>
    <style:style style:name="P23" style:family="paragraph" style:parent-style-name="Text_20_body" style:list-style-name="L1">
      <style:text-properties officeooo:rsid="0027ff44" officeooo:paragraph-rsid="0027ff44"/>
    </style:style>
    <style:style style:name="P24" style:family="paragraph" style:parent-style-name="Text_20_body" style:list-style-name="L1">
      <style:text-properties officeooo:rsid="00293873" officeooo:paragraph-rsid="00293873"/>
    </style:style>
    <style:style style:name="P25" style:family="paragraph" style:parent-style-name="Text_20_body" style:list-style-name="L1">
      <style:paragraph-properties fo:break-before="page"/>
      <style:text-properties officeooo:rsid="001dacca" officeooo:paragraph-rsid="001dacca"/>
    </style:style>
    <style:style style:name="T1" style:family="text">
      <style:text-properties officeooo:rsid="001d2e4b"/>
    </style:style>
    <style:style style:name="T2" style:family="text">
      <style:text-properties officeooo:rsid="001dacca"/>
    </style:style>
    <style:style style:name="T3" style:family="text">
      <style:text-properties officeooo:rsid="0024207f"/>
    </style:style>
    <style:style style:name="T4" style:family="text">
      <style:text-properties officeooo:rsid="0027ff44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uutyötila</text:p>
      <text:p text:style-name="Subtitle">Tarkastuslistat koulutuksien tueksi</text:p>
      <text:p text:style-name="Text_20_body"/>
      <text:h text:style-name="P10" text:outline-level="1">Yleiset <text:span text:style-name="T1">asiat </text:span><text:span text:style-name="T1"><text:date style:data-style-name="N37" text:date-value="2019-12-07T20:03:21.283177826">07.12.19</text:date></text:span></text:h>
      <text:list xml:id="list1605846580" text:style-name="L1">
        <text:list-item>
          <text:p text:style-name="P11">Huomioi muut tilassa olevat</text:p>
          <text:list>
            <text:list-item>
              <text:p text:style-name="P11">Ilmoita kovista äänistä</text:p>
            </text:list-item>
            <text:list-item>
              <text:p text:style-name="P11">Huomioi vaara-alueet</text:p>
            </text:list-item>
            <text:list-item>
              <text:p text:style-name="P11">Huomioi muiden koneiden käyttäjät</text:p>
            </text:list-item>
          </text:list>
        </text:list-item>
        <text:list-item>
          <text:p text:style-name="P11">Henkilösuojaimet</text:p>
          <text:list>
            <text:list-item>
              <text:p text:style-name="P11">Kuulonsuojaimet</text:p>
            </text:list-item>
            <text:list-item>
              <text:p text:style-name="P11">Suojalasit</text:p>
            </text:list-item>
            <text:list-item>
              <text:p text:style-name="P11">Hengityssuojaimet</text:p>
            </text:list-item>
          </text:list>
        </text:list-item>
        <text:list-item>
          <text:p text:style-name="P11">Siivous</text:p>
          <text:list>
            <text:list-item>
              <text:p text:style-name="P11">Ilmanpuhdistin</text:p>
            </text:list-item>
            <text:list-item>
              <text:p text:style-name="P11">Puruimuri</text:p>
            </text:list-item>
            <text:list-item>
              <text:p text:style-name="P11">Teollisuusimuri</text:p>
              <text:list>
                <text:list-item>
                  <text:p text:style-name="P11">Suodattimen puhdistus</text:p>
                </text:list-item>
              </text:list>
            </text:list-item>
            <text:list-item>
              <text:p text:style-name="P11">Harjat</text:p>
            </text:list-item>
          </text:list>
        </text:list-item>
        <text:list-item>
          <text:p text:style-name="P11">Säilytys</text:p>
          <text:list>
            <text:list-item>
              <text:p text:style-name="P11">Kysy lupa</text:p>
            </text:list-item>
            <text:list-item>
              <text:p text:style-name="P11">Merkitse kappaleisiin</text:p>
              <text:list>
                <text:list-item>
                  <text:p text:style-name="P11">Nimesi</text:p>
                </text:list-item>
                <text:list-item>
                  <text:p text:style-name="P11">Puhelinnumerosi</text:p>
                </text:list-item>
                <text:list-item>
                  <text:p text:style-name="P11">Päivämäärä</text:p>
                </text:list-item>
              </text:list>
            </text:list-item>
          </text:list>
        </text:list-item>
        <text:list-item>
          <text:p text:style-name="P11">Materiaalit</text:p>
          <text:list>
            <text:list-item>
              <text:p text:style-name="P11">Varo myrkyllisiä puita</text:p>
              <text:list>
                <text:list-item>
                  <text:p text:style-name="P11">Kyllästetty puu, MDF</text:p>
                </text:list-item>
              </text:list>
            </text:list-item>
            <text:list-item>
              <text:p text:style-name="P11">Älä syötä koneisiin hiekkaa tai nauloja</text:p>
            </text:list-item>
            <text:list-item>
              <text:p text:style-name="P11">Ei metallin työstöä puutyötilassa</text:p>
            </text:list-item>
            <text:list-item>
              <text:p text:style-name="P14">Muovejen kanssa oltava erittäin varovainen, sulava muovi pilaa terät ja koneet</text:p>
            </text:list-item>
            <text:list-item>
              <text:p text:style-name="P23">Muovissa voi myös olla lasikuituvahvistuksia, joka pilaa terät suoraan</text:p>
            </text:list-item>
          </text:list>
        </text:list-item>
        <text:list-item>
          <text:p text:style-name="P11">Jos jotain menee rikki</text:p>
          <text:list>
            <text:list-item>
              <text:p text:style-name="P11">Merkitse lapulla</text:p>
            </text:list-item>
            <text:list-item>
              <text:p text:style-name="P11">Ota kuva</text:p>
            </text:list-item>
            <text:list-item>
              <text:p text:style-name="P11">Ilmoita <text:span text:style-name="T2">viestimissä</text:span></text:p>
            </text:list-item>
          </text:list>
        </text:list-item>
      </text:list>
      <text:h text:style-name="P6" text:outline-level="1">Iso nauhahiomakone <text:date style:data-style-name="N37" text:date-value="2019-12-07T20:03:21.297666784">07.12.19</text:date></text:h>
      <text:list xml:id="list200321592459446" text:continue-numbering="true" text:style-name="L1">
        <text:list-item>
          <text:p text:style-name="P15">Nauhan keskittäminen</text:p>
        </text:list-item>
        <text:list-item>
          <text:p text:style-name="P15">Koneen kallistus</text:p>
          <text:list>
            <text:list-item>
              <text:p text:style-name="P15">Nauhan auttaminen ongelmallisen kiinikkeen yli</text:p>
            </text:list-item>
            <text:list-item>
              <text:p text:style-name="P15">Palauta aina suoraan kulmaan</text:p>
            </text:list-item>
          </text:list>
        </text:list-item>
        <text:list-item>
          <text:p text:style-name="P15">Pöydän korkeussäätö</text:p>
        </text:list-item>
        <text:list-item>
          <text:p text:style-name="P15">Nauhan tasainen kuluttaminen</text:p>
          <text:list>
            <text:list-item>
              <text:p text:style-name="P15">Käytetään muukin osa nauhasta kuin alimmat sentit</text:p>
            </text:list-item>
          </text:list>
        </text:list-item>
        <text:list-item>
          <text:p text:style-name="P15">Kappaleen käsittely</text:p>
          <text:list>
            <text:list-item>
              <text:p text:style-name="P15">Kiilautumisen ehkäisy</text:p>
            </text:list-item>
            <text:list-item>
              <text:p text:style-name="P15">Älä paina liikaa</text:p>
            </text:list-item>
            <text:list-item>
              <text:p text:style-name="P15">Hio vain vastetta tai rullaa vasten</text:p>
            </text:list-item>
          </text:list>
        </text:list-item>
        <text:list-item>
          <text:p text:style-name="P15">Materiaalit</text:p>
          <text:list>
            <text:list-item>
              <text:p text:style-name="P15">Älä hio pintakäsiteltyä puuta, koska nauha menee nopeasti tukkoon</text:p>
            </text:list-item>
            <text:list-item>
              <text:p text:style-name="P15">Moni muovi sulaa nauhaan kiinni</text:p>
            </text:list-item>
            <text:list-item>
              <text:p text:style-name="P15">Huomioi mahdollisesti myrkyllinen pöly</text:p>
              <text:list>
                <text:list-item>
                  <text:p text:style-name="P15">Halpa MDF</text:p>
                </text:list-item>
                <text:list-item>
                  <text:p text:style-name="P15">Eksoottiset puut</text:p>
                </text:list-item>
              </text:list>
            </text:list-item>
          </text:list>
        </text:list-item>
        <text:list-item>
          <text:p text:style-name="P24">Nauhan puhdistus tätä varten olevalla puhdistimella</text:p>
        </text:list-item>
        <text:list-item>
          <text:p text:style-name="P15">Nauhan vaihto on parasta jättää osaavalle</text:p>
          <text:list>
            <text:list-item>
              <text:p text:style-name="P15">Nauha repeytyy helposti varomattomalla käsittelyllä</text:p>
            </text:list-item>
            <text:list-item>
              <text:p text:style-name="P15">Väärinpäin asetettu nauha tuhoutuu välittömästi</text:p>
            </text:list-item>
            <text:list-item>
              <text:p text:style-name="P15">Nauhan katkeamiseen johtanut tilanne on hyvä käydä läpi kunnolla</text:p>
              <text:list>
                <text:list-item>
                  <text:p text:style-name="P15">Vältetään ettei nauhoja menisi samalla tavalla rikki kahta kappaletta</text:p>
                </text:list-item>
              </text:list>
            </text:list-item>
          </text:list>
        </text:list-item>
      </text:list>
      <text:p text:style-name="P1"/>
      <text:h text:style-name="P6" text:outline-level="1">Pöytäsaha <text:date style:data-style-name="N37" text:date-value="2019-12-07T20:03:21.308320392">07.12.19</text:date></text:h>
      <text:list xml:id="list200323041492913" text:continue-numbering="true" text:style-name="L1">
        <text:list-item>
          <text:p text:style-name="P15">Pöytäsaha on puutyökoneista ehdottomasti vaarallisin</text:p>
          <text:list>
            <text:list-item>
              <text:p text:style-name="P15">Takapotku</text:p>
            </text:list-item>
          </text:list>
        </text:list-item>
        <text:list-item>
          <text:p text:style-name="P12">Materiaalit</text:p>
          <text:list>
            <text:list-item>
              <text:p text:style-name="P15">Kappaleessa oltava suora sivu asetettavaksi vastetta vastaan</text:p>
            </text:list-item>
            <text:list-item>
              <text:p text:style-name="P15">Kappaleen on pysyttävä vakaasti pöydällä</text:p>
            </text:list-item>
            <text:list-item>
              <text:p text:style-name="P15">Ei pyöreitä kappaleita</text:p>
            </text:list-item>
          </text:list>
        </text:list-item>
        <text:list-item>
          <text:p text:style-name="P15">Sahan vasteet</text:p>
          <text:list>
            <text:list-item>
              <text:p text:style-name="P15">Halkaisuvaste</text:p>
              <text:list>
                <text:list-item>
                  <text:p text:style-name="P15">Metallikieli</text:p>
                </text:list-item>
                <text:list-item>
                  <text:p text:style-name="P15">Profiilin eri asennot</text:p>
                </text:list-item>
              </text:list>
            </text:list-item>
            <text:list-item>
              <text:p text:style-name="P15">Katkaisuvaste</text:p>
              <text:list>
                <text:list-item>
                  <text:p text:style-name="P15">Kohdistintappi, molemmat kohdat</text:p>
                </text:list-item>
                <text:list-item>
                  <text:p text:style-name="P15">90-asteen asetintapit</text:p>
                </text:list-item>
                <text:list-item>
                  <text:p text:style-name="P15">Puristin</text:p>
                </text:list-item>
                <text:list-item>
                  <text:p text:style-name="P15">Pituudenrajoitin</text:p>
                </text:list-item>
                <text:list-item>
                  <text:p text:style-name="P15">Kelkan tukivarren aiheuttamat rajoitukset kappaleen leveydelle</text:p>
                </text:list-item>
              </text:list>
            </text:list-item>
            <text:list-item>
              <text:p text:style-name="P15">Puinen kelkka</text:p>
            </text:list-item>
            <text:list-item>
              <text:p text:style-name="P15">Jiirivaste</text:p>
            </text:list-item>
            <text:list-item>
              <text:p text:style-name="P15">Aina sahatessa käytössä tasan yksi vaste</text:p>
              <text:list>
                <text:list-item>
                  <text:p text:style-name="P15">Muuten kappale kääntyy, tarraa terään ja lentää vatsasta läpi</text:p>
                </text:list-item>
              </text:list>
            </text:list-item>
          </text:list>
        </text:list-item>
        <text:list-item>
          <text:p text:style-name="P15">Liukupöytä</text:p>
          <text:list>
            <text:list-item>
              <text:p text:style-name="P15">Lukitus</text:p>
            </text:list-item>
            <text:list-item>
              <text:p text:style-name="P15">Kelkan tukivarsi</text:p>
            </text:list-item>
            <text:list-item>
              <text:p text:style-name="P15">Kelkan siirto</text:p>
            </text:list-item>
          </text:list>
        </text:list-item>
        <text:list-item>
          <text:p text:style-name="P15">Terän säätö</text:p>
          <text:list>
            <text:list-item>
              <text:p text:style-name="P15">Korkeus</text:p>
            </text:list-item>
            <text:list-item>
              <text:p text:style-name="P15">Kallistus</text:p>
              <text:list>
                <text:list-item>
                  <text:p text:style-name="P15">Vain 90-asteen stoppariin voi luottaa</text:p>
                </text:list-item>
              </text:list>
            </text:list-item>
          </text:list>
        </text:list-item>
        <text:list-item>
          <text:p text:style-name="P15">Purunpoisto</text:p>
          <text:list>
            <text:list-item>
              <text:p text:style-name="P15">Sulkupelti</text:p>
            </text:list-item>
            <text:list-item>
              <text:p text:style-name="P15">Huoltoluukku</text:p>
            </text:list-item>
          </text:list>
        </text:list-item>
        <text:list-item>
          <text:p text:style-name="P15">Työntökepit</text:p>
        </text:list-item>
        <text:list-item>
          <text:p text:style-name="P25">Sahaus</text:p>
          <text:list>
            <text:list-item>
              <text:p text:style-name="P16">Pöytäsahaa ei saa käyttää samaan aikaan oikohöylän kanssa</text:p>
            </text:list-item>
            <text:list-item>
              <text:p text:style-name="P15">Älä sahaa kiireessä</text:p>
            </text:list-item>
            <text:list-item>
              <text:p text:style-name="P15">Älä sahaa väsyneenä</text:p>
            </text:list-item>
            <text:list-item>
              <text:p text:style-name="P16">Jos jokin arvelluttaa niin mieti uudestaan rauhassa</text:p>
            </text:list-item>
            <text:list-item>
              <text:p text:style-name="P16">Pyydä apua isojen kappaleiden käsittelyssä</text:p>
            </text:list-item>
            <text:list-item>
              <text:p text:style-name="P16">Varmista ettei pöydällä ole mitään ylimääräistä</text:p>
              <text:list>
                <text:list-item>
                  <text:p text:style-name="P16">Tippuminen vie huomion ja sormet sahanterään</text:p>
                </text:list-item>
              </text:list>
            </text:list-item>
            <text:list-item>
              <text:p text:style-name="P16">Varmista että tarvittavat työntökepit ovat saatavilla</text:p>
            </text:list-item>
            <text:list-item>
              <text:p text:style-name="P16">Ongelmatilanteessa sammuta aina ensin saha ja odota terän pysähtymistä</text:p>
              <text:list>
                <text:list-item>
                  <text:p text:style-name="P16">Sahan voi sammuttaa joko sahan kytkimestä tai huoneen hätäkatkaisijasta betonitolpasta</text:p>
                </text:list-item>
              </text:list>
            </text:list-item>
          </text:list>
        </text:list-item>
        <text:list-item>
          <text:p text:style-name="P16">Lopuksi</text:p>
          <text:list>
            <text:list-item>
              <text:p text:style-name="P16">Siivoa</text:p>
            </text:list-item>
            <text:list-item>
              <text:p text:style-name="P16">Jätä terä 90-asteen kulmaan</text:p>
            </text:list-item>
            <text:list-item>
              <text:p text:style-name="P16">Aseta katkaisu- ja halkaisuvasteet paikalleen</text:p>
            </text:list-item>
            <text:list-item>
              <text:p text:style-name="P16">Aseta puinen kelkka ja jiirivaste hyllyyn</text:p>
            </text:list-item>
            <text:list-item>
              <text:p text:style-name="P16">Jätä sahan päälle työntökepit ja ohjelappu</text:p>
            </text:list-item>
          </text:list>
        </text:list-item>
      </text:list>
      <text:p text:style-name="P2"/>
      <text:h text:style-name="P7" text:outline-level="1">Puruimuri <text:span text:style-name="T2"><text:date style:data-style-name="N37" text:date-value="2019-12-07T20:03:21.330467476">07.12.19</text:date></text:span></text:h>
      <text:list xml:id="list200321891042557" text:continue-numbering="true" text:style-name="L1">
        <text:list-item>
          <text:p text:style-name="P16">Käynnistysnapit</text:p>
        </text:list-item>
        <text:list-item>
          <text:p text:style-name="P16">Lattiasuulake</text:p>
          <text:list>
            <text:list-item>
              <text:p text:style-name="P16">Vältettävä metallikappaleiden imurointia</text:p>
            </text:list-item>
          </text:list>
        </text:list-item>
        <text:list-item>
          <text:p text:style-name="P16">Letku käsikoneille</text:p>
        </text:list-item>
        <text:list-item>
          <text:p text:style-name="P16">Sulkupellit</text:p>
          <text:list>
            <text:list-item>
              <text:p text:style-name="P16">Sulje pelti aina lopettaessasi koneen käytön</text:p>
            </text:list-item>
          </text:list>
        </text:list-item>
        <text:list-item>
          <text:p text:style-name="P16">Jos imuri ei lähde päälle</text:p>
          <text:list>
            <text:list-item>
              <text:p text:style-name="P16">Viikkotarkistus</text:p>
              <text:list>
                <text:list-item>
                  <text:p text:style-name="P16">Imurin luo löytäminen</text:p>
                </text:list-item>
                <text:list-item>
                  <text:p text:style-name="P16">Säkkien tarkistus ja tyhjennys tarvittaessa</text:p>
                </text:list-item>
                <text:list-item>
                  <text:p text:style-name="P16">Suodattimien piiskaus mattopiiskalla</text:p>
                </text:list-item>
                <text:list-item>
                  <text:p text:style-name="P16">Kuittaus</text:p>
                </text:list-item>
              </text:list>
            </text:list-item>
          </text:list>
        </text:list-item>
      </text:list>
      <text:p text:style-name="P3"/>
      <text:h text:style-name="P7" text:outline-level="1">Oikohöylä <text:span text:style-name="T2"><text:date style:data-style-name="N37" text:date-value="2019-12-07T20:03:21.336256647">07.12.19</text:date></text:span></text:h>
      <text:list xml:id="list200323437317707" text:continue-numbering="true" text:style-name="L1">
        <text:list-item>
          <text:p text:style-name="P16">Terät eivät kestä ollenkaan hiekkaa tai nauloja</text:p>
        </text:list-item>
        <text:list-item>
          <text:p text:style-name="P16">Rasvakupit</text:p>
          <text:list>
            <text:list-item>
              <text:p text:style-name="P16">Lisää rasvaa tarvittaessa</text:p>
            </text:list-item>
          </text:list>
        </text:list-item>
        <text:list-item>
          <text:p text:style-name="P16">Teräsuoja ja sen lukitus</text:p>
        </text:list-item>
        <text:list-item>
          <text:p text:style-name="P16">Kappaleen oikeaoppinen syöttö</text:p>
          <text:list>
            <text:list-item>
              <text:p text:style-name="P16">Työntökepit</text:p>
            </text:list-item>
          </text:list>
        </text:list-item>
        <text:list-item>
          <text:p text:style-name="P16">90-asteen höyläys</text:p>
        </text:list-item>
        <text:list-item>
          <text:p text:style-name="P16">Pelkästään oikohöylällä ei saa kahta samansuuntaista pintaa</text:p>
        </text:list-item>
        <text:list-item>
          <text:p text:style-name="P16">Oikohöylää ei saa käyttää samaan aikaan pöytäsahan kanssa</text:p>
        </text:list-item>
        <text:list-item>
          <text:p text:style-name="P16">Siivous</text:p>
          <text:list>
            <text:list-item>
              <text:p text:style-name="P16">Purukaukalon tyhjentäminen</text:p>
            </text:list-item>
          </text:list>
        </text:list-item>
        <text:list-item>
          <text:p text:style-name="P22">Tarkista purusäkkejen tilanne ennen ja jälkeen jos höyläät reilummin</text:p>
        </text:list-item>
      </text:list>
      <text:p text:style-name="P3"/>
      <text:h text:style-name="P7" text:outline-level="1">Tasohöylä <text:span text:style-name="T2"><text:date style:data-style-name="N37" text:date-value="2019-12-07T20:03:21.342558790">07.12.19</text:date></text:span></text:h>
      <text:list xml:id="list200322939488959" text:continue-numbering="true" text:style-name="L1">
        <text:list-item>
          <text:p text:style-name="P16">Terät eivät kestä ollenkaan nauloja tai hiekkaa</text:p>
        </text:list-item>
        <text:list-item>
          <text:p text:style-name="P16">Syöttörullien öljyäminen</text:p>
          <text:list>
            <text:list-item>
              <text:p text:style-name="P16">6kpl öljykuppeja</text:p>
            </text:list-item>
          </text:list>
        </text:list-item>
        <text:list-item>
          <text:p text:style-name="P16">Korkeussäätö</text:p>
          <text:list>
            <text:list-item>
              <text:p text:style-name="P16">Ruuvin klappi</text:p>
            </text:list-item>
            <text:list-item>
              <text:p text:style-name="P16">Lähesty tavoitelukemaa aina alhaalta päin</text:p>
            </text:list-item>
          </text:list>
        </text:list-item>
        <text:list-item>
          <text:p text:style-name="P16">Syöttönopeuden valinta</text:p>
        </text:list-item>
        <text:list-item>
          <text:p text:style-name="P16">Digitaalinen korkeusnäyttö</text:p>
          <text:list>
            <text:list-item>
              <text:p text:style-name="P16">Luota mutta varmista</text:p>
              <text:list>
                <text:list-item>
                  <text:p text:style-name="P16">Näyttö hukkaa kalibraationsa jos patteri loppuu tai johto irtoaa</text:p>
                </text:list-item>
              </text:list>
            </text:list-item>
            <text:list-item>
              <text:p text:style-name="P16">Kalibraatio, kerrotaan mutta ei näytetä</text:p>
              <text:list>
                <text:list-item>
                  <text:p text:style-name="P16">Höylää kappaleen</text:p>
                </text:list-item>
                <text:list-item>
                  <text:p text:style-name="P16">Mittaa työntömitalla</text:p>
                </text:list-item>
                <text:list-item>
                  <text:p text:style-name="P16">Paina pitkään on/calib -nappia</text:p>
                </text:list-item>
                <text:list-item>
                  <text:p text:style-name="P16">Syötä + ja – napeilla mitattu korkeus</text:p>
                </text:list-item>
                <text:list-item>
                  <text:p text:style-name="P16">Paina calib-nappia tallentaaksesi</text:p>
                </text:list-item>
              </text:list>
            </text:list-item>
          </text:list>
        </text:list-item>
        <text:list-item>
          <text:p text:style-name="P16">Tähti-kolmio-käynnistys</text:p>
        </text:list-item>
        <text:list-item>
          <text:p text:style-name="P16">Höylää ei saa käyttää samaan aikaan sorvin kanssa</text:p>
        </text:list-item>
        <text:list-item>
          <text:p text:style-name="P16">Vanerisen purunpoistokaukalon puhdistus</text:p>
        </text:list-item>
        <text:list-item>
          <text:p text:style-name="P21">Materiaalin minimi-mitat</text:p>
          <text:list>
            <text:list-item>
              <text:p text:style-name="P21">Korkeus 5mm</text:p>
            </text:list-item>
            <text:list-item>
              <text:p text:style-name="P21">Pituus 30cm</text:p>
            </text:list-item>
          </text:list>
        </text:list-item>
        <text:list-item>
          <text:p text:style-name="P21">Tarkista puruimurin säkkejen tilanne ennen ja jälkeen jos höyläät paljon</text:p>
        </text:list-item>
      </text:list>
      <text:p text:style-name="P3"/>
      <text:h text:style-name="P7" text:outline-level="1">Sorvi <text:span text:style-name="T2"><text:date style:data-style-name="N37" text:date-value="2019-12-07T20:03:21.361105637">07.12.19</text:date></text:span></text:h>
      <text:list xml:id="list200323194623013" text:continue-numbering="true" text:style-name="L1">
        <text:list-item>
          <text:p text:style-name="P17">Sorvi on vaarallinen kone</text:p>
          <text:list>
            <text:list-item>
              <text:p text:style-name="P17">Keskity siihen mitä olet tekemässä</text:p>
            </text:list-item>
            <text:list-item>
              <text:p text:style-name="P17">Pidä huoli etteivät hihat, hiukset tai mikään muu pääse takertumaan karan ympärille</text:p>
            </text:list-item>
            <text:list-item>
              <text:p text:style-name="P17">Sorvia ei saa käyttää samaan aikaan tasohöylän kanssa</text:p>
            </text:list-item>
          </text:list>
        </text:list-item>
        <text:list-item>
          <text:p text:style-name="P17">Sorvin osat</text:p>
          <text:list>
            <text:list-item>
              <text:p text:style-name="P17">Kara</text:p>
              <text:list>
                <text:list-item>
                  <text:p text:style-name="P17">Keskiöt</text:p>
                </text:list-item>
                <text:list-item>
                  <text:p text:style-name="P17">Pakka, muistuta pakan epäkeskeisyydestä</text:p>
                </text:list-item>
                <text:list-item>
                  <text:p text:style-name="P17">Laipat</text:p>
                </text:list-item>
              </text:list>
            </text:list-item>
            <text:list-item>
              <text:p text:style-name="P17">Takapylkkä</text:p>
              <text:list>
                <text:list-item>
                  <text:p text:style-name="P17">Vaihdettavat keskiöt</text:p>
                </text:list-item>
                <text:list-item>
                  <text:p text:style-name="P17">Porapakka</text:p>
                  <text:list>
                    <text:list-item>
                      <text:p text:style-name="P18">Jos pora jumiutuu alkaa sorvin kara pyörittämään takapylkän käsipyörää</text:p>
                    </text:list-item>
                  </text:list>
                </text:list-item>
              </text:list>
            </text:list-item>
            <text:list-item>
              <text:p text:style-name="P17">Työkaluteline</text:p>
              <text:list>
                <text:list-item>
                  <text:p text:style-name="P17">Vaihdettavat osat</text:p>
                </text:list-item>
              </text:list>
            </text:list-item>
          </text:list>
        </text:list-item>
        <text:list-item>
          <text:p text:style-name="P17">Paneelin kytkimet</text:p>
        </text:list-item>
        <text:list-item>
          <text:p text:style-name="P17">Pääkytkimet</text:p>
        </text:list-item>
        <text:list-item>
          <text:p text:style-name="P17">Nopeudet</text:p>
          <text:list>
            <text:list-item>
              <text:p text:style-name="P17">Aloita hiljaa</text:p>
            </text:list-item>
            <text:list-item>
              <text:p text:style-name="P17">Nosta nopeutta kun kappale rupeaa olemaan keskeinen</text:p>
            </text:list-item>
          </text:list>
        </text:list-item>
        <text:list-item>
          <text:p text:style-name="P17">Työkalutelineen oikea asento</text:p>
        </text:list-item>
        <text:list-item>
          <text:p text:style-name="P17">Tarkista että kappale mahtuu pyörimään ennen sorvin käynnistämistä</text:p>
        </text:list-item>
        <text:list-item>
          <text:p text:style-name="P17">Talttojen käyttäminen</text:p>
        </text:list-item>
        <text:list-item>
          <text:p text:style-name="P17">Turvallinen hiominen pitkällä paperilla kappaleen takaa</text:p>
        </text:list-item>
        <text:list-item>
          <text:p text:style-name="P17">Varmista aina lopuksi, että sorvin pääkytkin on käännetty pois päältä</text:p>
          <text:list>
            <text:list-item>
              <text:p text:style-name="P17">Riskinä että joku käynnistää sorvin vahingossa</text:p>
            </text:list-item>
          </text:list>
        </text:list-item>
      </text:list>
      <text:p text:style-name="P4"/>
      <text:h text:style-name="P8" text:outline-level="1">Jiirisaha <text:span text:style-name="T2"><text:date style:data-style-name="N37" text:date-value="2019-12-07T20:03:21.374320965">07.12.19</text:date></text:span></text:h>
      <text:list xml:id="list200322542983237" text:continue-numbering="true" text:style-name="L1">
        <text:list-item>
          <text:p text:style-name="P17">Säädöt</text:p>
          <text:list>
            <text:list-item>
              <text:p text:style-name="P17">Kääntö</text:p>
            </text:list-item>
            <text:list-item>
              <text:p text:style-name="P17">Kallistus</text:p>
              <text:list>
                <text:list-item>
                  <text:p text:style-name="P17">Sahausvasteen siirto pois tieltä</text:p>
                </text:list-item>
              </text:list>
            </text:list-item>
            <text:list-item>
              <text:p text:style-name="P17">Liukumekanismin lukitseminen</text:p>
            </text:list-item>
            <text:list-item>
              <text:p text:style-name="P17">Syvyysrajoitin</text:p>
            </text:list-item>
            <text:list-item>
              <text:p text:style-name="P17">Nopeudensäädin</text:p>
              <text:list>
                <text:list-item>
                  <text:p text:style-name="P17">Tähän ei tarvitse normaalisti koskea</text:p>
                </text:list-item>
              </text:list>
            </text:list-item>
          </text:list>
        </text:list-item>
        <text:list-item>
          <text:p text:style-name="P17">Turvallisuus</text:p>
          <text:list>
            <text:list-item>
              <text:p text:style-name="P17">Käytä kuulonsuojaimia</text:p>
            </text:list-item>
            <text:list-item>
              <text:p text:style-name="P17">Vedä saha aina ensin <text:span text:style-name="T3">itseäsi kohti</text:span>, paina sitten alas ja työnnä <text:span text:style-name="T3">itsestäsi poispäin</text:span></text:p>
            </text:list-item>
            <text:list-item>
              <text:p text:style-name="P17">Kappale tuettava aina</text:p>
              <text:list>
                <text:list-item>
                  <text:p text:style-name="P17">Älä sahaa liian pieniä kappaleita</text:p>
                </text:list-item>
              </text:list>
            </text:list-item>
            <text:list-item>
              <text:p text:style-name="P17">Kappaleen kiinnitys sahan puristimella</text:p>
            </text:list-item>
            <text:list-item>
              <text:p text:style-name="P17">Sahapukit isoille kappaleille</text:p>
            </text:list-item>
            <text:list-item>
              <text:p text:style-name="P17">Pyydä tarvittaessa apua</text:p>
            </text:list-item>
            <text:list-item>
              <text:p text:style-name="P17">Älä sahaa pyöreitä kappaleita</text:p>
            </text:list-item>
          </text:list>
        </text:list-item>
        <text:list-item>
          <text:p text:style-name="P17">Linjalaser</text:p>
        </text:list-item>
        <text:list-item>
          <text:p text:style-name="P17">Käynnistys</text:p>
          <text:list>
            <text:list-item>
              <text:p text:style-name="P17">Varmistinvipu</text:p>
            </text:list-item>
            <text:list-item>
              <text:p text:style-name="P17">Liipaisin</text:p>
            </text:list-item>
          </text:list>
        </text:list-item>
        <text:list-item>
          <text:p text:style-name="P17">Sähköinen jarru ja sen aiheuttama nykäisy</text:p>
        </text:list-item>
        <text:list-item>
          <text:p text:style-name="P13">Materiaalit</text:p>
          <text:list>
            <text:list-item>
              <text:p text:style-name="P17">Muovit sulavat helposti kiinni terään</text:p>
            </text:list-item>
          </text:list>
        </text:list-item>
      </text:list>
      <text:p text:style-name="P4"/>
      <text:h text:style-name="P8" text:outline-level="1">Vannesahat <text:span text:style-name="T2"><text:date style:data-style-name="N37" text:date-value="2019-12-07T20:03:21.386344386">07.12.19</text:date></text:span></text:h>
      <text:list xml:id="list200323319862392" text:continue-numbering="true" text:style-name="L1">
        <text:list-item>
          <text:p text:style-name="P19">Sahan osat</text:p>
          <text:list>
            <text:list-item>
              <text:p text:style-name="P19">Terä</text:p>
            </text:list-item>
            <text:list-item>
              <text:p text:style-name="P19">Ylempi teräohjain</text:p>
              <text:list>
                <text:list-item>
                  <text:p text:style-name="P19">Korkeussäätö</text:p>
                </text:list-item>
                <text:list-item>
                  <text:p text:style-name="P19">Suositellaan pitämään alhaalla</text:p>
                </text:list-item>
              </text:list>
            </text:list-item>
            <text:list-item>
              <text:p text:style-name="P19">Pöydän kallistus</text:p>
              <text:list>
                <text:list-item>
                  <text:p text:style-name="P19">Vain isossa sahassa</text:p>
                </text:list-item>
                <text:list-item>
                  <text:p text:style-name="P19">Pöydän keskiö poistettava</text:p>
                </text:list-item>
                <text:list-item>
                  <text:p text:style-name="P19">Palauta pöytä aina lopuksi suoraan</text:p>
                </text:list-item>
              </text:list>
            </text:list-item>
            <text:list-item>
              <text:p text:style-name="P19">Ison sahan halkaisu- ja katkaisuvasteet</text:p>
            </text:list-item>
          </text:list>
        </text:list-item>
        <text:list-item>
          <text:p text:style-name="P19">Sahaaminen</text:p>
          <text:list>
            <text:list-item>
              <text:p text:style-name="P19">Vältä liiallista voimaa</text:p>
            </text:list-item>
            <text:list-item>
              <text:p text:style-name="P19">Käytä pienempää sahaa tiukkoihin muotoihin</text:p>
            </text:list-item>
            <text:list-item>
              <text:p text:style-name="P19">Terä ei kestä ollenkaan hiekkaa tai nauloja</text:p>
            </text:list-item>
          </text:list>
        </text:list-item>
      </text:list>
      <text:p text:style-name="P5"/>
      <text:h text:style-name="P9" text:outline-level="1">Alajyrsin / Pöytäjyrsin <text:span text:style-name="T2"><text:date style:data-style-name="N37" text:date-value="2019-12-07T20:03:21.393514056">07.12.19</text:date></text:span></text:h>
      <text:list xml:id="list200321628916374" text:continue-numbering="true" text:style-name="L1">
        <text:list-item>
          <text:p text:style-name="P20">Koneen osat ja varusteet</text:p>
          <text:list>
            <text:list-item>
              <text:p text:style-name="P20">Vaste</text:p>
              <text:list>
                <text:list-item>
                  <text:p text:style-name="P20">Featherboardit</text:p>
                </text:list-item>
              </text:list>
            </text:list-item>
            <text:list-item>
              <text:p text:style-name="P20">Jiirivaste</text:p>
            </text:list-item>
            <text:list-item>
              <text:p text:style-name="P20">Kara</text:p>
              <text:list>
                <text:list-item>
                  <text:p text:style-name="P20">Avaimet terän vaihtoon</text:p>
                </text:list-item>
                <text:list-item>
                  <text:p text:style-name="P20">Kiristysholkit</text:p>
                </text:list-item>
                <text:list-item>
                  <text:p text:style-name="P20">Renkaat karan ympärillä</text:p>
                </text:list-item>
                <text:list-item>
                  <text:p text:style-name="P20">Korkeussäätö</text:p>
                </text:list-item>
              </text:list>
            </text:list-item>
            <text:list-item>
              <text:p text:style-name="P20">Nopeudensäätö</text:p>
            </text:list-item>
            <text:list-item>
              <text:p text:style-name="P20">Purunpoiston sulkupelti</text:p>
            </text:list-item>
            <text:list-item>
              <text:p text:style-name="P20">Purunpoistolaatikko koneen alla</text:p>
            </text:list-item>
            <text:list-item>
              <text:p text:style-name="P20">Digitaalinen korkeusmitta</text:p>
            </text:list-item>
          </text:list>
        </text:list-item>
        <text:list-item>
          <text:p text:style-name="P20">Käyttö</text:p>
          <text:list>
            <text:list-item>
              <text:p text:style-name="P20">Käytä kuulosuojaimia</text:p>
            </text:list-item>
            <text:list-item>
              <text:p text:style-name="P20">Vain pienehköille kappaleille</text:p>
              <text:list>
                <text:list-item>
                  <text:p text:style-name="P20">Käytä yläjyrsintä isoihin aihioihin</text:p>
                </text:list-item>
              </text:list>
            </text:list-item>
            <text:list-item>
              <text:p text:style-name="P20">Materiaalin oikea syöttösuunta</text:p>
            </text:list-item>
            <text:list-item>
              <text:p text:style-name="P20">Jyrsi aina joko vastetta tai laakeria vasten</text:p>
              <text:list>
                <text:list-item>
                  <text:p text:style-name="P20">Varmista että kappale pysyy hyvin tukipintaa vasten</text:p>
                </text:list-item>
              </text:list>
            </text:list-item>
            <text:list-item>
              <text:p text:style-name="P20">Varmista ettei pöydällä ole mitään ylimäääräistä</text:p>
            </text:list-item>
            <text:list-item>
              <text:p text:style-name="P20">Mieti kahdesti miten pidät kappaleesta kiinni ja mistä terä tulee esille</text:p>
            </text:list-item>
            <text:list-item>
              <text:p text:style-name="P20">Älä hätäile</text:p>
            </text:list-item>
          </text:list>
        </text:list-item>
        <text:list-item>
          <text:p text:style-name="P20">Materiaalit</text:p>
          <text:list>
            <text:list-item>
              <text:p text:style-name="P20">Vain puulle, muovi sulaa kiinni terii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/>
      <style:text-properties fo:font-size="14pt" fo:font-style="normal" officeooo:rsid="001dacca" style:font-size-asian="14pt" style:font-style-asian="normal" style:font-size-complex="14pt" style:font-style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loext:graphic-properties draw:fill="solid" draw:fill-color="#ff66ff" draw:opacity="100%"/>
      <style:paragraph-properties fo:text-align="center" style:justify-single-word="false" fo:background-color="#ff66ff"/>
      <style:text-properties fo:font-size="40pt" fo:font-weight="bold" officeooo:rsid="001d2e4b" fo:background-color="transparent" style:font-size-asian="35pt" style:font-weight-asian="bold" style:font-size-complex="4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40pt" officeooo:rsid="001d2e4b" style:font-size-asian="40pt" style:font-size-complex="4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/>
      <style:text-properties fo:font-size="28pt" fo:font-weight="bold" officeooo:rsid="001d2e4b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5:50.941052104</meta:creation-date>
    <dc:date>2019-12-07T20:03:11.166572248</dc:date>
    <meta:editing-duration>P3DT2H34M40S</meta:editing-duration>
    <meta:editing-cycles>13</meta:editing-cycles>
    <meta:generator>LibreOffice/5.4.2.2$MacOSX_X86_64 LibreOffice_project/22b09f6418e8c2d508a9eaf86b2399209b0990f4</meta:generator>
    <meta:print-date>2019-12-07T20:02:40.767208261</meta:print-date>
    <meta:document-statistic meta:table-count="0" meta:image-count="0" meta:object-count="0" meta:page-count="12" meta:paragraph-count="251" meta:word-count="1071" meta:character-count="6909" meta:non-whitespace-character-count="6327"/>
  </office:meta>
</office:document-meta>
</file>